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c0bf" officeooo:paragraph-rsid="0017c0bf"/>
    </style:style>
    <style:style style:name="P2" style:family="paragraph" style:parent-style-name="Standard">
      <style:text-properties officeooo:rsid="0017c0bf" officeooo:paragraph-rsid="0017c0bf"/>
    </style:style>
    <style:style style:name="P3" style:family="paragraph" style:parent-style-name="Standard">
      <style:text-properties officeooo:rsid="001d2515" officeooo:paragraph-rsid="001d2515"/>
    </style:style>
    <style:style style:name="T1" style:family="text">
      <style:text-properties officeooo:rsid="001b36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eck if the display device is connected</text:p>
      <text:p text:style-name="P3">sudo i2cdetect -y 1</text:p>
      <text:p text:style-name="P3">----</text:p>
      <text:p text:style-name="P3">Clone Adafruit Python SSD1306 library</text:p>
      <text:p text:style-name="P3">git clone https://github.com/adafruit/Adafruit_Python_SSD1306</text:p>
      <text:p text:style-name="P3">----</text:p>
      <text:p text:style-name="P3">Go to the cloned repository and execute</text:p>
      <text:p text:style-name="P3">sudo python setup.py install</text:p>
      <text:p text:style-name="P3">----</text:p>
      <text:p text:style-name="P3">If your display frame rate is low try to increase i2c1_baudrate to 100000</text:p>
      <text:p text:style-name="P3">sudo nano /boot/config.txt</text:p>
      <text:p text:style-name="P3"/>
      <text:p text:style-name="P3">Edit or add this line:</text:p>
      <text:p text:style-name="P3">dtparam=i2c1_baudrate=100000 </text:p>
      <text:p text:style-name="P3"/>
      <text:p text:style-name="P3">after editing of this line don't forget to reboot your RPi</text:p>
      <text:p text:style-name="P3">----</text:p>
      <text:p text:style-name="P3">Run the script by</text:p>
      <text:p text:style-name="P3">python3 SSD1306.py</text:p>
      <text:p text:style-name="P3"/>
      <text:p text:style-name="P3"/>
      <text:p text:style-name="P1"/>
      <text:p text:style-name="P1"/>
      <text:p text:style-name="P1"/>
      <text:p text:style-name="P1">SSD1306.py</text:p>
      <text:p text:style-name="P1"/>
      <text:p text:style-name="P1">#draw.text((18, top), <text:s text:c="5"/>str(IP), <text:s/>font=font, fill=255)</text:p>
      <text:p text:style-name="P1"><text:s text:c="4"/>#draw.text((x+22, top+12), str(CPU), font=font_text_big, fill=255)</text:p>
      <text:p text:style-name="P1"><text:s text:c="4"/>#draw.text((x, top+36), <text:s text:c="3"/>str(MemUsage), <text:s/>font=font, fill=255)</text:p>
      <text:p text:style-name="P1"><text:s text:c="4"/>##draw.text((x, top+39), <text:s text:c="2"/>str(Disk), <text:s/>font=font, fill=255)</text:p>
      <text:p text:style-name="P1"><text:s text:c="4"/>#draw.text((x+66, top+52), str(Disk), <text:s/>font=font, fill=255)</text:p>
      <text:p text:style-name="P1"><text:s text:c="4"/>#draw.text((x+10, top+52), str(Temperature), <text:s/>font=font, fill=255)</text:p>
      <text:p text:style-name="P1"><text:s text:c="4"/>IP_Text = IP.decode('utf-8')</text:p>
      <text:p text:style-name="P1"><text:s text:c="4"/>CPU_Text = CPU.decode('utf-8')</text:p>
      <text:p text:style-name="P1"><text:s text:c="4"/>MemUsage_Text = MemUsage.decode('utf-8')</text:p>
      <text:p text:style-name="P1"><text:s text:c="4"/>Disk_Text = Disk.decode('utf-8')</text:p>
      <text:p text:style-name="P1"><text:s text:c="4"/>Temperature_Text = Temperature.decode('utf-8')</text:p>
      <text:p text:style-name="P1"><text:s text:c="4"/></text:p>
      <text:p text:style-name="P1"><text:s text:c="4"/>draw.text((18, top), <text:s text:c="5"/>IP_Text, <text:s/>font=font, fill=255)</text:p>
      <text:p text:style-name="P1"><text:s text:c="4"/>draw.text((x+22, top+12), CPU_Text, font=font_text_big, fill=255)</text:p>
      <text:p text:style-name="P1"><text:s text:c="4"/>draw.text((x, top+36), <text:s text:c="3"/>MemUsage_Text, <text:s/>font=font, fill=255)</text:p>
      <text:p text:style-name="P1"><text:s text:c="4"/>#draw.text((x, top+39), <text:s text:c="2"/>str(Disk), <text:s/>font=font, fill=255)</text:p>
      <text:p text:style-name="P1"><text:s text:c="4"/>draw.text((x+66, top+52), Disk_Text, <text:s/>font=font, fill=255)</text:p>
      <text:p text:style-name="P1"><text:s text:c="4"/>draw.text((x+10, top+52), Temperature_Text, <text:s/>font=font, fill=255)</text:p>
      <text:p text:style-name="P1"/>
      <text:p text:style-name="P1">stats.py<text:span text:style-name="T1">(adafruit)</text:span></text:p>
      <text:p text:style-name="P1"/>
      <text:p text:style-name="P1"><text:s text:c="4"/># Write two lines of text.</text:p>
      <text:p text:style-name="P1"><text:s text:c="4"/>IP_Text = IP.decode('utf-8')</text:p>
      <text:p text:style-name="P1"><text:s text:c="4"/>CPU_Text = CPU.decode('utf-8')</text:p>
      <text:p text:style-name="P1"><text:s text:c="4"/>MemUsage_Text = MemUsage.decode('utf-8')</text:p>
      <text:p text:style-name="P1"><text:s text:c="4"/>Disk_Text = Disk.decode('utf-8')</text:p>
      <text:p text:style-name="P1"><text:soft-page-break/><text:s text:c="4"/>draw.text((x, top), <text:s text:c="6"/>"IP: " + <text:s/>IP_Text , <text:s/>font=font, fill=255)</text:p>
      <text:p text:style-name="P1"><text:s text:c="4"/>draw.text((x, top+8), <text:s text:c="4"/>CPU_Text, font=font, fill=255)</text:p>
      <text:p text:style-name="P1"><text:s text:c="4"/>draw.text((x, top+16), <text:s text:c="3"/>MemUsage_Text, <text:s/>font=font, fill=255)</text:p>
      <text:p text:style-name="P1"><text:s text:c="4"/>draw.text((x, top+25), <text:s text:c="3"/>Disk_Text, <text:s/>font=font, fill=255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5:34:48.864781193</meta:creation-date>
    <meta:generator>LibreOffice/5.2.7.2$Linux_ARM_EABI LibreOffice_project/20m0$Build-2</meta:generator>
    <dc:date>2018-12-11T15:03:14.938426236</dc:date>
    <meta:editing-duration>PT5M44S</meta:editing-duration>
    <meta:editing-cycles>3</meta:editing-cycles>
    <meta:document-statistic meta:table-count="0" meta:image-count="0" meta:object-count="0" meta:page-count="2" meta:paragraph-count="46" meta:word-count="192" meta:character-count="1924" meta:non-whitespace-character-count="1622"/>
  </office:meta>
</office:document-meta>
</file>